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Dot_20_4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stroke="solid" draw:stroke-dash="Dash_20_Dot_20_4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3" style:family="graphic" style:parent-style-name="standard">
      <style:graphic-properties draw:stroke="solid" draw:stroke-dash="Dash_20_Dot_20_4" svg:stroke-width="0.051cm" svg:stroke-color="#000000" draw:marker-start="" draw:marker-start-width="0.123cm" draw:marker-start-center="false" draw:marker-end="" draw:marker-end-width="0.123cm" draw:marker-end-center="false" draw:fill="none" draw:fill-color="#cfe7f5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/>
    </style:style>
    <style:style style:name="gr4" style:family="graphic" style:parent-style-name="standard">
      <style:graphic-properties draw:stroke="solid" draw:stroke-dash="Dash_20_Dot_20_4" svg:stroke-width="0.051cm" svg:stroke-color="#000000" draw:marker-start="" draw:marker-start-width="0.123cm" draw:marker-start-center="false" draw:marker-end="" draw:marker-end-width="0.123cm" draw:marker-end-center="false" draw:fill="none" draw:fill-color="#cfe7f5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/>
      <style:paragraph-properties style:writing-mode="lr-tb"/>
    </style:style>
    <style:style style:name="gr5" style:family="graphic" style:parent-style-name="standard">
      <style:graphic-properties draw:stroke="solid" draw:stroke-dash="Dash_20_Dot_20_4" svg:stroke-width="0cm" svg:stroke-color="#000000" draw:marker-start="" draw:marker-start-width="0.048cm" draw:marker-start-center="false" draw:marker-end="" draw:marker-end-width="0.048cm" draw:marker-end-center="false" draw:fill="solid" draw:fill-color="#ffff99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6" style:family="graphic" style:parent-style-name="standard">
      <style:graphic-properties draw:stroke="solid" draw:stroke-dash="Dash_20_Dot_20_4" svg:stroke-width="0.051cm" svg:stroke-color="#000000" draw:marker-start="" draw:marker-start-width="0.123cm" draw:marker-start-center="false" draw:marker-end="" draw:marker-end-width="0.123cm" draw:marker-end-center="false" draw:fill="none" draw:fill-color="#ffff99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/>
      <style:paragraph-properties style:writing-mode="lr-tb"/>
    </style:style>
    <style:style style:name="gr7" style:family="graphic" style:parent-style-name="standard">
      <style:graphic-properties draw:stroke="solid" draw:stroke-dash="Dash_20_Dot_20_4" svg:stroke-width="0.102cm" svg:stroke-color="#000000" draw:marker-start="" draw:marker-start-width="0.199cm" draw:marker-start-center="false" draw:marker-end="" draw:marker-end-width="0.199cm" draw:marker-end-center="false" draw:fill="none" draw:fill-color="#ffff99" draw:textarea-horizontal-align="justify" draw:textarea-vertical-align="middle" fo:padding-top="0.176cm" fo:padding-bottom="0.176cm" fo:padding-left="0.302cm" fo:padding-right="0.302cm" fo:wrap-option="wrap" draw:shadow="hidden" draw:shadow-offset-x="0.199cm" draw:shadow-offset-y="0.199cm" draw:shadow-color="#808080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hape 5">
          <draw:rect draw:style-name="gr1" draw:text-style-name="P1" draw:layer="layout" svg:width="1.019cm" svg:height="1.029cm" svg:x="8.485cm" svg:y="11.606cm">
            <text:p/>
          </draw:rect>
          <draw:rect draw:style-name="gr1" draw:text-style-name="P1" draw:layer="layout" svg:width="1.024cm" svg:height="1.029cm" svg:x="9.476cm" svg:y="11.606cm">
            <text:p/>
          </draw:rect>
          <draw:rect draw:style-name="gr1" draw:text-style-name="P1" draw:layer="layout" svg:width="1.019cm" svg:height="1.029cm" svg:x="10.473cm" svg:y="11.606cm">
            <text:p/>
          </draw:rect>
          <draw:rect draw:style-name="gr1" draw:text-style-name="P1" draw:layer="layout" svg:width="1.019cm" svg:height="1.029cm" svg:x="11.489cm" svg:y="11.606cm">
            <text:p/>
          </draw:rect>
          <draw:rect draw:style-name="gr1" draw:text-style-name="P1" draw:layer="layout" svg:width="1.019cm" svg:height="1.029cm" svg:x="12.505cm" svg:y="11.606cm">
            <text:p/>
          </draw:rect>
          <draw:rect draw:style-name="gr1" draw:text-style-name="P1" draw:layer="layout" svg:width="1.019cm" svg:height="1.029cm" svg:x="8.485cm" svg:y="12.631cm">
            <text:p/>
          </draw:rect>
          <draw:rect draw:style-name="gr1" draw:text-style-name="P1" draw:layer="layout" svg:width="1.02cm" svg:height="1.029cm" svg:x="9.478cm" svg:y="12.631cm">
            <text:p/>
          </draw:rect>
          <draw:rect draw:style-name="gr1" draw:text-style-name="P1" draw:layer="layout" svg:width="1.019cm" svg:height="1.029cm" svg:x="10.473cm" svg:y="12.631cm">
            <text:p/>
          </draw:rect>
          <draw:rect draw:style-name="gr1" draw:text-style-name="P1" draw:layer="layout" svg:width="1.019cm" svg:height="1.029cm" svg:x="11.491cm" svg:y="12.631cm">
            <text:p/>
          </draw:rect>
          <draw:rect draw:style-name="gr1" draw:text-style-name="P1" draw:layer="layout" svg:width="1.019cm" svg:height="1.029cm" svg:x="12.508cm" svg:y="12.631cm">
            <text:p/>
          </draw:rect>
          <draw:rect draw:style-name="gr1" draw:text-style-name="P1" draw:layer="layout" svg:width="1.019cm" svg:height="1.027cm" svg:x="8.485cm" svg:y="13.654cm">
            <text:p/>
          </draw:rect>
          <draw:rect draw:style-name="gr1" draw:text-style-name="P1" draw:layer="layout" svg:width="1.02cm" svg:height="1.027cm" svg:x="9.478cm" svg:y="13.654cm">
            <text:p/>
          </draw:rect>
          <draw:rect draw:style-name="gr1" draw:text-style-name="P1" draw:layer="layout" svg:width="1.019cm" svg:height="1.027cm" svg:x="10.473cm" svg:y="13.654cm">
            <text:p/>
          </draw:rect>
          <draw:rect draw:style-name="gr2" draw:text-style-name="P2" draw:layer="layout" svg:width="1.019cm" svg:height="1.027cm" svg:x="11.491cm" svg:y="13.654cm">
            <text:p text:style-name="P3"><text:span text:style-name="T1"/></text:p>
          </draw:rect>
          <draw:rect draw:style-name="gr1" draw:text-style-name="P1" draw:layer="layout" svg:width="1.019cm" svg:height="1.027cm" svg:x="12.508cm" svg:y="13.654cm">
            <text:p/>
          </draw:rect>
          <draw:rect draw:style-name="gr1" draw:text-style-name="P1" draw:layer="layout" svg:width="1.019cm" svg:height="1.027cm" svg:x="8.485cm" svg:y="14.704cm">
            <text:p/>
          </draw:rect>
          <draw:rect draw:style-name="gr1" draw:text-style-name="P1" draw:layer="layout" svg:width="1.02cm" svg:height="1.027cm" svg:x="9.478cm" svg:y="14.704cm">
            <text:p/>
          </draw:rect>
          <draw:rect draw:style-name="gr1" draw:text-style-name="P1" draw:layer="layout" svg:width="1.019cm" svg:height="1.027cm" svg:x="10.473cm" svg:y="14.704cm">
            <text:p/>
          </draw:rect>
          <draw:rect draw:style-name="gr2" draw:text-style-name="P2" draw:layer="layout" svg:width="1.019cm" svg:height="1.027cm" svg:x="11.491cm" svg:y="14.704cm">
            <text:p text:style-name="P3"><text:span text:style-name="T1">A</text:span></text:p>
          </draw:rect>
          <draw:rect draw:style-name="gr1" draw:text-style-name="P1" draw:layer="layout" svg:width="1.019cm" svg:height="1.027cm" svg:x="12.508cm" svg:y="14.704cm">
            <text:p/>
          </draw:rect>
          <draw:rect draw:style-name="gr1" draw:text-style-name="P1" draw:layer="layout" svg:width="1.019cm" svg:height="1.027cm" svg:x="8.485cm" svg:y="15.727cm">
            <text:p/>
          </draw:rect>
          <draw:rect draw:style-name="gr1" draw:text-style-name="P1" draw:layer="layout" svg:width="1.02cm" svg:height="1.027cm" svg:x="9.478cm" svg:y="15.727cm">
            <text:p/>
          </draw:rect>
          <draw:rect draw:style-name="gr1" draw:text-style-name="P1" draw:layer="layout" svg:width="1.019cm" svg:height="1.027cm" svg:x="10.473cm" svg:y="15.727cm">
            <text:p/>
          </draw:rect>
          <draw:rect draw:style-name="gr1" draw:text-style-name="P1" draw:layer="layout" svg:width="1.019cm" svg:height="1.027cm" svg:x="11.491cm" svg:y="15.727cm">
            <text:p/>
          </draw:rect>
          <draw:rect draw:style-name="gr1" draw:text-style-name="P1" draw:layer="layout" svg:width="1.019cm" svg:height="1.027cm" svg:x="12.508cm" svg:y="15.727cm">
            <text:p/>
          </draw:rect>
          <draw:rect draw:style-name="gr3" draw:text-style-name="P1" draw:layer="layout" svg:width="5.019cm" svg:height="5.146cm" svg:x="8.485cm" svg:y="11.606cm">
            <text:p/>
          </draw:rect>
          <draw:ellipse draw:style-name="gr4" draw:text-style-name="P2" draw:layer="layout" svg:width="1.925cm" svg:height="1.983cm" svg:x="8.504cm" svg:y="11.629cm">
            <text:p text:style-name="P4"><text:span text:style-name="T1">Cooling</text:span></text:p>
            <text:p text:style-name="P4"><text:span text:style-name="T1">Unit</text:span></text:p>
          </draw:ellipse>
          <draw:rect draw:style-name="gr5" draw:text-style-name="P5" draw:layer="layout" svg:width="0.468cm" svg:height="0.212cm" svg:x="8.737cm" svg:y="14.866cm">
            <text:p/>
          </draw:rect>
          <draw:rect draw:style-name="gr5" draw:text-style-name="P5" draw:layer="layout" svg:width="0.444cm" svg:height="0.493cm" svg:x="8.6cm" svg:y="15.097cm">
            <text:p/>
          </draw:rect>
          <draw:rect draw:style-name="gr5" draw:text-style-name="P5" draw:layer="layout" svg:width="0.445cm" svg:height="0.611cm" svg:x="8.9cm" svg:y="15.026cm">
            <text:p/>
          </draw:rect>
          <draw:rect draw:style-name="gr6" draw:text-style-name="P6" draw:layer="layout" svg:width="0.997cm" svg:height="2.098cm" svg:x="12.505cm" svg:y="14.656cm">
            <text:p text:style-name="P4"><text:span text:style-name="T1">P</text:span></text:p>
            <text:p text:style-name="P4"><text:span text:style-name="T1">S</text:span></text:p>
            <text:p text:style-name="P4"><text:span text:style-name="T1">U</text:span></text:p>
          </draw:rect>
          <draw:line draw:style-name="gr7" draw:text-style-name="P7" draw:layer="layout" svg:x1="11.49cm" svg:y1="11.888cm" svg:x2="11.49cm" svg:y2="11.399cm">
            <text:p/>
          </draw:line>
          <draw:line draw:style-name="gr7" draw:text-style-name="P7" draw:layer="layout" svg:x1="12.518cm" svg:y1="11.893cm" svg:x2="12.518cm" svg:y2="11.404cm">
            <text:p/>
          </draw:line>
          <draw:line draw:style-name="gr7" draw:text-style-name="P7" draw:layer="layout" svg:x1="11.513cm" svg:y1="11.655cm" svg:x2="12.531cm" svg:y2="11.655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4T18:59:33.400000000</meta:creation-date>
    <dc:date>2022-11-24T19:04:28.811000000</dc:date>
    <meta:editing-duration>PT4M55S</meta:editing-duration>
    <meta:editing-cycles>2</meta:editing-cycles>
    <meta:generator>LibreOffice/7.2.5.2$Windows_X86_64 LibreOffice_project/499f9727c189e6ef3471021d6132d4c694f357e5</meta:generator>
    <meta:document-statistic meta:object-count="35"/>
  </office:meta>
</office:document-meta>
</file>